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inion Pro" svg:font-family="'Minion Pro'"/>
    <style:font-face style:name="OpenSymbol" svg:font-family="OpenSymbol"/>
    <style:font-face style:name="Roboto Thin" svg:font-family="'Roboto Thin'"/>
    <style:font-face style:name="Roboto Thin1" svg:font-family="'Roboto Thin', 'Roboto Thin'" style:font-family-generic="swiss"/>
    <style:font-face style:name="Roboto" svg:font-family="Roboto, Roboto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Default">
      <style:paragraph-properties style:line-height-at-least="0.425cm" fo:text-align="justify" style:justify-single-word="false" style:text-autospace="none"/>
      <style:text-properties fo:color="#000000" style:text-line-through-style="none" style:font-name="Roboto Thin1" fo:font-size="11.5pt" fo:font-style="italic" style:text-underline-style="none" style:font-name-asian="Roboto Thin1" style:font-size-asian="11.5pt" style:font-style-asian="italic" style:font-name-complex="Roboto Thin1" style:font-size-complex="11.5pt" style:font-style-complex="italic"/>
    </style:style>
    <style:style style:name="P3" style:family="paragraph" style:parent-style-name="_30_2_20_sous_20_titre">
      <style:paragraph-properties fo:margin-left="0cm" fo:margin-right="0cm" fo:margin-top="0cm" fo:margin-bottom="0cm" style:line-height-at-least="0.847cm" fo:text-align="justify" style:justify-single-word="false" fo:text-indent="0cm" style:auto-text-indent="false" style:text-autospace="none" style:vertical-align="middle" style:writing-mode="lr-tb"/>
      <style:text-properties fo:color="#000000" style:font-name="Roboto Thin1" fo:font-size="11.5pt" style:text-underline-style="solid" style:text-underline-width="auto" style:text-underline-color="font-color" style:font-name-asian="Roboto Thin1" style:font-size-asian="11.5pt" style:font-name-complex="Roboto Thin1" style:font-size-complex="11.5pt"/>
    </style:style>
    <style:style style:name="P4" style:family="paragraph" style:parent-style-name="_30_2_20_sous_20_titre">
      <style:paragraph-properties fo:margin-left="0cm" fo:margin-right="0cm" fo:margin-top="0cm" fo:margin-bottom="0cm" style:line-height-at-least="0.847cm" fo:text-align="justify" style:justify-single-word="false" fo:text-indent="0cm" style:auto-text-indent="false" style:text-autospace="none" style:vertical-align="middle" style:writing-mode="lr-tb"/>
      <style:text-properties fo:color="#000000" style:text-line-through-style="none" style:font-name="Roboto Thin1" fo:font-size="11.5pt" fo:font-style="normal" style:text-underline-style="none" style:font-name-asian="Roboto Thin1" style:font-size-asian="11.5pt" style:font-style-asian="normal" style:font-name-complex="Roboto Thin1" style:font-size-complex="11.5pt" style:font-style-complex="normal"/>
    </style:style>
    <style:style style:name="T1" style:family="text">
      <style:text-properties fo:font-variant="normal" fo:text-transform="none" style:text-position="0% 100%" fo:letter-spacing="normal" fo:language="fr" fo:country="FR" fo:font-weight="normal" style:font-weight-asian="normal" style:font-weight-complex="normal" style:text-emphasize="none" style:text-scale="100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Rénovation et surélevation d’une maison individuelle, Bretagne</text:p>
      <text:p text:style-name="P4"/>
      <text:p text:style-name="P2">maîtrise d'ouvrage privé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inion Pro" svg:font-family="'Minion Pro'"/>
    <style:font-face style:name="OpenSymbol" svg:font-family="OpenSymbol"/>
    <style:font-face style:name="Roboto Thin" svg:font-family="'Roboto Thin'"/>
    <style:font-face style:name="Roboto Thin1" svg:font-family="'Roboto Thin', 'Roboto Thin'" style:font-family-generic="swiss"/>
    <style:font-face style:name="Roboto" svg:font-family="Roboto, Roboto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5b_No_20_Paragraph_20_Style_5d_" style:display-name="[No Paragraph Style]" style:family="paragraph">
      <style:paragraph-properties fo:margin-left="0cm" fo:margin-right="0cm" fo:margin-top="0cm" fo:margin-bottom="0cm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position="0% 100%" style:font-name="Minion Pro" fo:font-size="12pt" fo:letter-spacing="normal" fo:language="en" fo:country="GB" fo:font-style="normal" style:text-underline-style="none" fo:font-weight="normal" style:font-name-asian="Minion Pro" style:font-size-asian="12pt" style:font-style-asian="normal" style:font-weight-asian="normal" style:font-name-complex="Minion Pro" style:font-size-complex="12pt" style:font-style-complex="normal" style:font-weight-complex="normal" style:text-emphasize="none" style:text-scale="100%"/>
    </style:style>
    <style:style style:name="_30_3_20_legendes_20_et_20_contenu" style:display-name="03 legendes et contenu" style:family="paragraph" style:parent-style-name="_5b_No_20_Paragraph_20_Style_5d_">
      <style:paragraph-properties style:line-height-at-least="0.353cm"/>
      <style:text-properties style:font-name="Roboto Thin" fo:font-size="10pt" fo:letter-spacing="0.014cm" style:font-name-asian="Roboto Thin" style:font-size-asian="10pt" style:font-name-complex="Roboto Thin" style:font-size-complex="10pt"/>
    </style:style>
    <style:style style:name="_30_2_20_sous_20_titre" style:display-name="02 sous titre" style:family="paragraph" style:parent-style-name="_30_3_20_legendes_20_et_20_contenu">
      <style:paragraph-properties style:line-height-at-least="0.847cm" fo:text-align="end" style:justify-single-word="false"/>
      <style:text-properties fo:font-size="9pt" fo:letter-spacing="0.012cm" style:text-underline-style="solid" style:text-underline-width="bold" style:text-underline-color="font-color" style:font-size-asian="9pt" style:font-size-complex="9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Roboto" fo:font-size="12pt" style:font-name-asian="Roboto" style:font-size-asian="12pt" style:font-name-complex="Roboto" style:font-size-complex="12pt"/>
    </style:style>
    <style:style style:name="Pa0" style:family="paragraph" style:parent-style-name="Default" style:next-style-name="Default">
      <style:paragraph-properties style:line-height-at-least="0.425cm"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Pa3" style:family="paragraph" style:parent-style-name="Default" style:next-style-name="Default">
      <style:paragraph-properties style:line-height-at-least="0.425cm"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4T19:10:29.93</meta:creation-date>
    <dc:date>2017-11-03T19:23:11.73</dc:date>
    <meta:editing-duration>PT1H20M32S</meta:editing-duration>
    <meta:editing-cycles>10</meta:editing-cycles>
    <meta:generator>OpenOffice/4.1.1$Win32 OpenOffice.org_project/411m6$Build-9775</meta:generator>
    <meta:document-statistic meta:table-count="0" meta:image-count="0" meta:object-count="0" meta:page-count="1" meta:paragraph-count="2" meta:word-count="10" meta:character-count="88"/>
  </office:meta>
</office:document-meta>
</file>